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2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4.918cm" svg:y="5.015cm">
          <text:p text:style-name="P1"><text:span text:style-name="T1">DSC_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2.442cm" svg:y="0.58cm">
          <text:p text:style-name="P1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5.335cm" svg:y="5.04cm">
          <text:p text:style-name="P1"><text:span text:style-name="T1">DSC_M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" draw:id="id6" draw:layer="layout" svg:width="2.54cm" svg:height="0.635cm" svg:x="5.88cm" svg:y="10.43cm">
          <text:p text:style-name="P1"><text:span text:style-name="T2">DSC_t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" draw:id="id8" draw:layer="layout" svg:width="3.81cm" svg:height="0.635cm" svg:x="13.854cm" svg:y="10.43cm">
          <text:p text:style-name="P1"><text:span text:style-name="T2">DSC_Clu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8.433cm" svg:y="3.60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1.576cm 0cm -0.087cm" svg:x1="6.346cm" svg:y1="5.015cm" svg:x2="8.909cm" svg:y2="4.215cm" draw:start-shape="id1" draw:start-glue-point="0" draw:end-shape="id2" draw:end-glue-point="7" svg:d="m6346 5015v-360h3566v0h-1003v-440">
          <text:p/>
        </draw:connector>
        <draw:connector draw:style-name="gr3" draw:text-style-name="P1" draw:layer="layout" draw:line-skew="0.147cm 0.272cm -0.087cm" svg:x1="16.922cm" svg:y1="5.04cm" svg:x2="8.909cm" svg:y2="4.215cm" draw:start-shape="id3" draw:start-glue-point="0" draw:end-shape="id2" draw:end-glue-point="7" svg:d="m16922 5040v-380h-4290v-5h-3723v-440">
          <text:p/>
        </draw:connector>
        <draw:custom-shape draw:style-name="gr1" draw:text-style-name="P2" xml:id="id5" draw:id="id5" draw:layer="layout" svg:width="2.858cm" svg:height="0.635cm" svg:x="7.48cm" svg:y="2.995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952cm" svg:height="0.61cm" svg:x="13.396cm" svg:y="1.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3.872cm" svg:y1="1.8cm" svg:x2="8.909cm" svg:y2="2.995cm" draw:start-shape="id4" draw:start-glue-point="7" draw:end-shape="id5" draw:end-glue-point="0" svg:d="m13872 1800v598h-4963v597">
          <text:p/>
        </draw:connector>
        <draw:custom-shape draw:style-name="gr1" draw:text-style-name="P2" xml:id="id10" draw:id="id10" draw:layer="layout" svg:width="1.269cm" svg:height="0.635cm" svg:x="17.828cm" svg:y="10.4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269cm" svg:height="0.635cm" svg:x="17.84cm" svg:y="3.02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858cm" svg:height="0.635cm" svg:x="12.442cm" svg:y="2.995cm">
          <text:p text:style-name="P1"><text:span text:style-name="T1">DSClassif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5cm" svg:y1="10.43cm" svg:x2="8.191cm" svg:y2="8.415cm" draw:start-shape="id6" draw:start-glue-point="0" draw:end-shape="id7" draw:end-glue-point="7" svg:d="m7150 10430v-1007h1041v-1008">
          <text:p/>
        </draw:connector>
        <draw:connector draw:style-name="gr4" draw:text-style-name="P1" draw:layer="layout" svg:x1="15.759cm" svg:y1="10.43cm" svg:x2="16.863cm" svg:y2="8.415cm" draw:start-shape="id8" draw:start-glue-point="0" draw:end-shape="id9" draw:end-glue-point="7" svg:d="m15759 10430v-1007h1104v-1008">
          <text:p/>
        </draw:connector>
        <draw:connector draw:style-name="gr4" draw:text-style-name="P1" draw:layer="layout" svg:x1="18.462cm" svg:y1="10.43cm" svg:x2="16.863cm" svg:y2="8.415cm" draw:start-shape="id10" draw:start-glue-point="0" draw:end-shape="id9" draw:end-glue-point="7" svg:d="m18462 10430v-1007h-1599v-1008">
          <text:p/>
        </draw:connector>
        <draw:connector draw:style-name="gr4" draw:text-style-name="P1" draw:layer="layout" svg:x1="13.872cm" svg:y1="1.8cm" svg:x2="13.871cm" svg:y2="2.995cm" draw:start-shape="id4" draw:start-glue-point="7" draw:end-shape="id11" draw:end-glue-point="0" svg:d="m13872 1800v598h-1v597">
          <text:p/>
        </draw:connector>
        <draw:connector draw:style-name="gr4" draw:text-style-name="P1" draw:layer="layout" svg:x1="13.872cm" svg:y1="1.8cm" svg:x2="18.474cm" svg:y2="3.02cm" draw:start-shape="id4" draw:start-glue-point="7" draw:end-shape="id12" draw:end-glue-point="0" svg:d="m13872 1800v610h4602v610">
          <text:p/>
        </draw:connector>
        <draw:custom-shape draw:style-name="gr5" draw:text-style-name="P1" draw:layer="layout" svg:width="0.318cm" svg:height="7.525cm" svg:x="19.962cm" svg:y="0.3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922cm" svg:x="19.964cm" svg:y="8.115cm">
          <text:p/>
          <draw:enhanced-geometry svg:viewBox="0 0 21600 21600" draw:glue-points="0 0 0 21600 21600 10800" draw:text-areas="0 ?f3 15150 ?f4" draw:mirror-horizontal="false" draw:mirror-vertical="false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4" draw:layer="layout" svg:width="3.58cm" svg:height="0.721cm" draw:transform="rotate (1.5707963267946) translate (20.267cm 6.113cm)">
          <draw:text-box>
            <text:p><text:span text:style-name="T3">Abstract classes</text:span></text:p>
          </draw:text-box>
        </draw:frame>
        <draw:frame draw:style-name="gr7" draw:text-style-name="P4" draw:layer="layout" svg:width="3.393cm" svg:height="0.721cm" draw:transform="rotate (1.5707963267946) translate (20.281cm 11.274cm)">
          <draw:text-box>
            <text:p><text:span text:style-name="T3">Implementation</text:span></text:p>
          </draw:text-box>
        </draw:frame>
        <draw:custom-shape draw:style-name="gr1" draw:text-style-name="P3" xml:id="id13" draw:id="id13" draw:layer="layout" svg:width="2.858cm" svg:height="0.635cm" svg:x="2.752cm" svg:y="7.17cm">
          <text:p text:style-name="P1"><text:span text:style-name="T2">DSC_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952cm" svg:height="0.61cm" svg:x="5.846cm" svg:y="5.62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1.697cm -1.88cm 0.034cm" svg:x1="4.181cm" svg:y1="7.17cm" svg:x2="6.322cm" svg:y2="6.234cm" draw:start-shape="id13" draw:start-glue-point="0" draw:end-shape="id14" draw:end-glue-point="7" svg:d="m4181 7170v-375h1264v0h877v-561">
          <text:p/>
        </draw:connector>
        <draw:custom-shape draw:style-name="gr2" draw:text-style-name="P1" xml:id="id15" draw:id="id15" draw:layer="layout" svg:width="0.952cm" svg:height="0.61cm" svg:x="5.846cm" svg:y="5.62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6" xml:id="id16" draw:id="id16" draw:layer="layout" svg:width="2.858cm" svg:height="0.635cm" svg:x="6.762cm" svg:y="7.17cm">
          <text:p text:style-name="P5"><text:span text:style-name="T4">DSC_Macr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93cm" svg:x1="6.322cm" svg:y1="6.234cm" svg:x2="8.191cm" svg:y2="7.17cm" draw:start-shape="id15" draw:start-glue-point="7" draw:end-shape="id16" draw:end-glue-point="0" svg:d="m6322 6234v561h1869v375">
          <text:p/>
        </draw:connector>
        <draw:custom-shape draw:style-name="gr1" draw:text-style-name="P3" xml:id="id17" draw:id="id17" draw:layer="layout" svg:width="2.858cm" svg:height="0.635cm" svg:x="15.452cm" svg:y="7.17cm">
          <text:p text:style-name="P1"><text:span text:style-name="T2">DSC_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952cm" svg:height="0.61cm" svg:x="16.405cm" svg:y="5.6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6.881cm" svg:y1="7.17cm" svg:x2="16.881cm" svg:y2="6.285cm" draw:start-shape="id17" draw:start-glue-point="0" draw:end-shape="id18" draw:end-glue-point="7" svg:d="m16881 7170v-885">
          <text:p/>
        </draw:connector>
        <draw:custom-shape draw:style-name="gr1" draw:text-style-name="P3" xml:id="id19" draw:id="id19" draw:layer="layout" svg:width="2.54cm" svg:height="0.635cm" svg:x="1.335cm" svg:y="10.43cm">
          <text:p text:style-name="P1"><text:span text:style-name="T2">DSC_t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1.269cm" svg:height="0.635cm" svg:x="4.192cm" svg:y="10.4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605cm" svg:y1="10.43cm" svg:x2="4.181cm" svg:y2="8.39cm" draw:start-shape="id19" draw:start-glue-point="0" draw:end-shape="id20" draw:end-glue-point="7" svg:d="m2605 10430v-1020h1576v-1020">
          <text:p/>
        </draw:connector>
        <draw:connector draw:style-name="gr4" draw:text-style-name="P1" draw:layer="layout" svg:x1="4.826cm" svg:y1="10.43cm" svg:x2="4.181cm" svg:y2="8.39cm" draw:start-shape="id21" draw:start-glue-point="0" draw:end-shape="id20" draw:end-glue-point="7" svg:d="m4826 10430v-1020h-645v-1020">
          <text:p/>
        </draw:connector>
        <draw:custom-shape draw:style-name="gr2" draw:text-style-name="P1" xml:id="id20" draw:id="id20" draw:layer="layout" svg:width="0.952cm" svg:height="0.61cm" svg:x="3.705cm" svg:y="7.7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7" draw:id="id7" draw:layer="layout" svg:width="0.952cm" svg:height="0.61cm" svg:x="7.715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22" draw:id="id22" draw:layer="layout" svg:width="3.175cm" svg:height="0.635cm" svg:x="8.637cm" svg:y="10.43cm">
          <text:p text:style-name="P1"><text:span text:style-name="T2">DSC_K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0.224cm" svg:y1="10.43cm" svg:x2="8.191cm" svg:y2="8.415cm" draw:start-shape="id22" draw:start-glue-point="0" draw:end-shape="id7" draw:end-glue-point="7" svg:d="m10224 10430v-1007h-2033v-1008">
          <text:p/>
        </draw:connector>
        <draw:custom-shape draw:style-name="gr2" draw:text-style-name="P1" xml:id="id9" draw:id="id9" draw:layer="layout" svg:width="0.952cm" svg:height="0.61cm" svg:x="16.387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3" draw:id="id23" draw:layer="layout" svg:width="1.269cm" svg:height="0.635cm" svg:x="12.03cm" svg:y="10.4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664cm" svg:y1="10.43cm" svg:x2="8.191cm" svg:y2="8.415cm" draw:start-shape="id23" draw:start-glue-point="0" draw:end-shape="id7" draw:end-glue-point="7" svg:d="m12664 10430v-1007h-4473v-10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Hahsler</meta:initial-creator>
    <meta:creation-date>2011-07-22T14:22:39</meta:creation-date>
    <dc:date>2012-11-29T00:21:55</dc:date>
    <dc:creator>Matthew Bolanos</dc:creator>
    <meta:editing-duration>PT1H34M16S</meta:editing-duration>
    <meta:editing-cycles>12</meta:editing-cycles>
    <meta:generator>OpenOffice.org/3.4.1$Unix OpenOffice.org_project/341m1$Build-9593</meta:generator>
    <meta:document-statistic meta:object-count="43"/>
  </office:meta>
</office:document-meta>
</file>